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34.2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0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7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style:font-name="Liberation Sans" fo:font-size="10pt"/>
    </style:style>
    <style:style style:name="ce21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manu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style-name="ce23" office:value-type="string" calcext:value-type="string">
            <text:p>COMMENTAIR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mar_cours-rhetorique_181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ieux_rhetorique-francaise_182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et-rhetorique-trad-ruell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batteux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egger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u_exercic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et_de-la-versification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1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2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geault_princip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let_manuel-pratique-rhetorique_183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en_morceaux-premier-cycle_191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sade_rheto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ceron_discours-choisis-01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taud-divernesse_cours-elementaire-rhetorique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stree_recueil-compositions-01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_principes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1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2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2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rhetoriqu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troisièm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contemporains-classes-superieures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rhetorique_1882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on_elements-de-rhetorique-francaise-ed6_185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c-desfosses_recueil-sujets-baccalaurea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del_art-ecrire_187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efroy_morceaux-poetes_cours-superieur_188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precis-rhetorique_185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1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2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3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ace_art-poetique-trad-taillefert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bien_precis-de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lien_petit-traite-rhetorique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nouvelle-rhetorique_184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principes-composition-0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omond_elements-grammaire_183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epeyre_resume-rhetorique_182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oetes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rosateurs_1881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70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9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let_extraits-cours-superieurs-prose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-prose-et-vers-rhetorique_188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_troisiem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principes-de-rhetorique-francais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1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2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iolles_cours-elementaire-litteratur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1 : guyet_precis-rhetorique_18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2 : guyet_rhetorique-appliquee-01_1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53])/52" office:value-type="percentage" office:value="1" calcext:value-type="percentage">
            <text:p>100%</text:p>
          </table:table-cell>
          <table:table-cell table:style-name="ce18" table:formula="of:=SUM([.C2:.C53])/52" office:value-type="percentage" office:value="1" calcext:value-type="percentage">
            <text:p>100%</text:p>
          </table:table-cell>
          <table:table-cell table:style-name="ce20" table:formula="of:=SUM([.D2:.D53])/52" office:value-type="percentage" office:value="1" calcext:value-type="percentage">
            <text:p>100%</text:p>
          </table:table-cell>
          <table:table-cell table:style-name="ce10" table:number-columns-repeated="1020"/>
        </table:table-row>
        <table:table-row table:style-name="ro1">
          <table:table-cell table:style-name="ce10" office:value-type="string" calcext:value-type="string">
            <text:p>NB Fichiers</text:p>
          </table:table-cell>
          <table:table-cell table:style-name="ce1" table:formula="of:=SUM([.B2:.B53])" office:value-type="float" office:value="52" calcext:value-type="float">
            <text:p>52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ion" table:style-name="ta1">
        <office:forms form:automatic-focus="false" form:apply-design-mode="false"/>
        <table:table-column table:style-name="co7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number-columns-repeated="1020" table:default-cell-style-name="Default"/>
        <table:table-row table:style-name="ro1">
          <table:table-cell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-edmond_horace-a-un-am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elaire-charles_charles-i-exil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rand-louis-sirven-paul_dialogus-lessepsius-ricapinu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-anne_montagnes-russ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_anne_testament-de-louis-xv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seux-louis_union-des-lettres-et-des-scienc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rget-paul_inauguration-conferences-militai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_nec-barbicola-nec-plessaeu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din-charles_ad-augustissimum-principem-carolum-i-urbem-redeut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tremer-leon_phonograph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_bacchus-aux-enfer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amyntas-seu-viato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ien-du-mont-saint-bernard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ristophe-colomb-decouvre-l-ame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entrevue-d-hamlet-avec-le-fantome-de-son-per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atan-fait-la-revue-des-anges-rebell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ommeil-et-la-mor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velociped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illigny-paul-et-hermant-abel_mesaventures-de-deux-habitants-de-falais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-achille_comedie-de-plaut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ey-et-renoy-roux_a-sa-majeste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ois-evariste_in-sacram-optimi-regis-caroli-decimi-inunction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hant-victor_dialogue-entre-un-ancien-et-un-moder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nee_sacre-de-s-m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he-l-m_discipulus-et-musa-latina-inter-se-colloquuntur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te-beuve-charles-augustin_czar-pierre-le-grand-visite-la-sorbonn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erry-lucien-alexandre-marie_union-des-lettres-et-des-scienc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28])/27" office:value-type="percentage" office:value="1" calcext:value-type="percentage">
            <text:p>100%</text:p>
          </table:table-cell>
          <table:table-cell table:style-name="ce18" table:formula="of:=SUM([.C2:.C28])/27" office:value-type="percentage" office:value="1" calcext:value-type="percentage">
            <text:p>100%</text:p>
          </table:table-cell>
          <table:table-cell table:style-name="ce20" table:formula="of:=SUM([.D2:.D28])/27" office:value-type="percentage" office:value="1" calcext:value-type="percentage">
            <text:p>100%</text:p>
          </table:table-cell>
          <table:table-cell table:style-name="ce10" table:number-columns-repeated="1020"/>
        </table:table-row>
        <table:table-row table:style-name="ro1">
          <table:table-cell table:style-name="ce10" office:value-type="string" calcext:value-type="string">
            <text:p>NB Fichiers</text:p>
          </table:table-cell>
          <table:table-cell table:formula="of:=SUM([.B2:.B28])" office:value-type="float" office:value="27" calcext:value-type="float">
            <text:p>27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1:35:20.809719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MacOSX_X86_64 LibreOffice_project/90f8dcf33c87b3705e78202e3df5142b201bd805</meta:generator>
    <dc:date>2019-06-04T11:37:17.935914468</dc:date>
    <meta:editing-duration>PT1H34M42S</meta:editing-duration>
    <meta:editing-cycles>16</meta:editing-cycles>
    <meta:document-statistic meta:table-count="2" meta:cell-count="337" meta:object-count="0"/>
  </office:meta>
</office:document-meta>
</file>